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F48188A9.jpg" manifest:media-type="image/jpeg"/>
  <manifest:file-entry manifest:full-path="Pictures/10000000000003C00000050078CDD86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2.666cm" draw:z-index="0"><draw:image xlink:href="Pictures/10000000000003C00000050078CDD86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17cm" svg:height="22.666cm" draw:z-index="1"><draw:image xlink:href="Pictures/10000000000003C000000500F48188A9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7T18:32:57.260000000</meta:creation-date>
    <dc:date>2023-09-17T18:34:37.847000000</dc:date>
    <meta:editing-duration>PT1M4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